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a9dd" officeooo:paragraph-rsid="0007a9dd"/>
    </style:style>
    <style:style style:name="P2" style:family="paragraph" style:parent-style-name="Standard">
      <style:paragraph-properties fo:text-align="start" style:justify-single-word="false"/>
      <style:text-properties officeooo:rsid="00080fd7" officeooo:paragraph-rsid="00080fd7"/>
    </style:style>
    <style:style style:name="P3" style:family="paragraph" style:parent-style-name="Standard">
      <style:paragraph-properties fo:text-align="start" style:justify-single-word="false"/>
      <style:text-properties officeooo:rsid="000b7806" officeooo:paragraph-rsid="000b7806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gradient" draw:fill-color="#ffffff" draw:fill-gradient-name="Tango_20_Green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P10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099abd"/>
    </style:style>
    <style:style style:name="T2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47cm" fo:min-width="4.4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Tango_20_Green" draw:textarea-horizontal-align="justify" draw:textarea-vertical-align="middle" draw:auto-grow-height="false" fo:min-height="0.947cm" fo:min-width="4.4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47cm" fo:min-width="4.46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47cm" fo:min-width="4.4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53cm" fo:min-width="4.4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false" fo:max-height="0cm" fo:min-height="3.24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47cm" fo:min-width="4.46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56cm" fo:min-width="4.46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3.249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chnical conception</text:p>
      <text:p text:style-name="P1"/>
      <text:h text:style-name="Heading_20_1" text:outline-level="1">Menuing</text:h>
      <text:p text:style-name="P1"/>
      <text:p text:style-name="P2">Launching game</text:p>
      <text:p text:style-name="P2"/>
      <text:p text:style-name="P2"/>
      <text:p text:style-name="P2">General menuying flow</text:p>
      <text:p text:style-name="P2"/>
      <text:p text:style-name="P2"><draw:g text:anchor-type="paragraph" draw:z-index="0" draw:name="Shape1" draw:style-name="gr1"><draw:custom-shape draw:style-name="gr2" draw:text-style-name="P5" xml:id="id1" draw:id="id1" svg:width="4.971cm" svg:height="1.198cm" svg:x="5.239cm" svg:y="0.385cm"><text:p text:style-name="P4"><text:span text:style-name="T2">Main Menu</text:span></text:p><draw:enhanced-geometry svg:viewBox="0 0 21600 21600" draw:type="rectangle" draw:enhanced-path="M 0 0 L 21600 0 21600 21600 0 21600 0 0 Z N"/></draw:custom-shape><draw:custom-shape draw:style-name="gr3" draw:text-style-name="P5" xml:id="id2" draw:id="id2" svg:width="4.966cm" svg:height="1.198cm" svg:x="1.928cm" svg:y="2.785cm"><text:p text:style-name="P4"><text:span text:style-name="T2">Ship selection</text:span></text:p><draw:enhanced-geometry svg:viewBox="0 0 21600 21600" draw:type="rectangle" draw:enhanced-path="M 0 0 L 21600 0 21600 21600 0 21600 0 0 Z N"/></draw:custom-shape><draw:connector draw:style-name="gr4" draw:text-style-name="P6" svg:x1="7.724cm" svg:y1="1.582cm" svg:x2="4.41cm" svg:y2="2.785cm" draw:start-shape="id1" draw:end-shape="id2" draw:end-glue-point="0" svg:d="M7724 1582v600h-3314v603" svg:viewBox="0 0 3316 1205"><text:p/></draw:connector><draw:custom-shape draw:style-name="gr5" draw:text-style-name="P5" xml:id="id3" draw:id="id3" svg:width="4.97cm" svg:height="1.198cm" svg:x="7.721cm" svg:y="2.785cm"><text:p text:style-name="P4"><text:span text:style-name="T2">Settings</text:span></text:p><draw:enhanced-geometry svg:viewBox="0 0 21600 21600" draw:type="rectangle" draw:enhanced-path="M 0 0 L 21600 0 21600 21600 0 21600 0 0 Z N"/></draw:custom-shape><draw:connector draw:style-name="gr6" draw:text-style-name="P6" svg:x1="7.724cm" svg:y1="1.582cm" svg:x2="10.204cm" svg:y2="2.785cm" draw:start-shape="id1" draw:start-glue-point="2" draw:end-shape="id3" draw:end-glue-point="0" svg:d="M7724 1582v600h2480v603" svg:viewBox="0 0 2482 1205"><text:p/></draw:connector><draw:custom-shape draw:style-name="gr7" draw:text-style-name="P5" xml:id="id4" draw:id="id4" svg:width="4.966cm" svg:height="1.198cm" svg:x="1.928cm" svg:y="5.191cm"><text:p text:style-name="P4"><text:span text:style-name="T2">Artifact Mounting</text:span></text:p><draw:enhanced-geometry svg:viewBox="0 0 21600 21600" draw:type="rectangle" draw:enhanced-path="M 0 0 L 21600 0 21600 21600 0 21600 0 0 Z N"/></draw:custom-shape><draw:connector draw:style-name="gr6" draw:text-style-name="P6" svg:x1="4.41cm" svg:y1="3.983cm" svg:x2="4.41cm" svg:y2="5.191cm" draw:start-shape="id2" draw:start-glue-point="2" draw:end-shape="id4" draw:end-glue-point="0" svg:d="M4410 3983v1208" svg:viewBox="0 0 2 1210"><text:p/></draw:connector><draw:custom-shape draw:style-name="gr8" draw:text-style-name="P5" xml:id="id5" draw:id="id5" svg:width="4.966cm" svg:height="1.204cm" svg:x="1.928cm" svg:y="7.29cm"><text:p text:style-name="P4"><text:span text:style-name="T2">Game</text:span></text:p><draw:enhanced-geometry svg:viewBox="0 0 21600 21600" draw:type="rectangle" draw:enhanced-path="M 0 0 L 21600 0 21600 21600 0 21600 0 0 Z N"/></draw:custom-shape><draw:connector draw:style-name="gr4" draw:text-style-name="P6" svg:x1="4.41cm" svg:y1="6.389cm" svg:x2="4.41cm" svg:y2="7.29cm" draw:start-shape="id4" draw:start-glue-point="2" draw:end-shape="id5" draw:end-glue-point="0" svg:d="M4410 6389v901" svg:viewBox="0 0 2 903"><text:p/></draw:connector><draw:connector draw:style-name="gr4" draw:text-style-name="P7" svg:x1="1.928cm" svg:y1="7.893cm" svg:x2="5.239cm" svg:y2="0.983cm" draw:start-shape="id5" draw:start-glue-point="3" draw:end-shape="id1" draw:end-glue-point="3" svg:d="M1928 7893h-503v-6910h3814" svg:viewBox="0 0 3815 6911"><text:p/></draw:connector><draw:frame draw:style-name="gr9" draw:text-style-name="P9" svg:width="2.066cm" svg:height="3.5cm" svg:x="-1.716cm" svg:y="3.918cm"><draw:text-box><text:p text:style-name="P8"><text:span text:style-name="T3">Death</text:span></text:p></draw:text-box></draw:frame><draw:custom-shape draw:style-name="gr8" draw:text-style-name="P5" xml:id="id7" draw:id="id7" svg:width="4.966cm" svg:height="1.204cm" svg:x="1.928cm" svg:y="9.393cm"><text:p text:style-name="P4"><text:span text:style-name="T2">End</text:span></text:p><draw:enhanced-geometry svg:viewBox="0 0 21600 21600" draw:type="rectangle" draw:enhanced-path="M 0 0 L 21600 0 21600 21600 0 21600 0 0 Z N"/></draw:custom-shape><draw:custom-shape draw:style-name="gr10" draw:text-style-name="P5" xml:id="id6" draw:id="id6" svg:width="4.968cm" svg:height="1.198cm" svg:x="13.52cm" svg:y="2.785cm"><text:p text:style-name="P4"><text:span text:style-name="T2">Credits</text:span></text:p><draw:enhanced-geometry svg:viewBox="0 0 21600 21600" draw:type="rectangle" draw:enhanced-path="M 0 0 L 21600 0 21600 21600 0 21600 0 0 Z N"/></draw:custom-shape><draw:connector draw:style-name="gr6" draw:text-style-name="P6" svg:x1="16.004cm" svg:y1="2.785cm" svg:x2="7.724cm" svg:y2="1.582cm" draw:start-shape="id6" draw:start-glue-point="0" draw:end-shape="id1" draw:end-glue-point="2" svg:d="M16004 2785v-603h-8280v-600" svg:viewBox="0 0 8281 1205"><text:p/></draw:connector><draw:connector draw:style-name="gr4" draw:text-style-name="P6" svg:x1="4.41cm" svg:y1="8.493cm" svg:x2="4.41cm" svg:y2="9.393cm" draw:start-shape="id5" draw:start-glue-point="2" draw:end-shape="id7" draw:end-glue-point="0" svg:d="M4410 8493v900" svg:viewBox="0 0 2 901"><text:p/></draw:connector><draw:connector draw:style-name="gr4" draw:text-style-name="P6" svg:x1="6.894cm" svg:y1="9.994cm" svg:x2="16.005cm" svg:y2="3.983cm" draw:start-shape="id7" draw:start-glue-point="1" draw:end-shape="id6" draw:end-glue-point="2" svg:d="M6894 9994h9111v-6011" svg:viewBox="0 0 9112 6013"><text:p/></draw:connector><draw:custom-shape draw:style-name="gr11" draw:text-style-name="P5" xml:id="id8" draw:id="id8" svg:width="4.968cm" svg:height="1.207cm" svg:x="9.465cm" svg:y="5.729cm"><text:p text:style-name="P4"><text:span text:style-name="T2">Pause</text:span></text:p><draw:enhanced-geometry svg:viewBox="0 0 21600 21600" draw:type="rectangle" draw:enhanced-path="M 0 0 L 21600 0 21600 21600 0 21600 0 0 Z N"/></draw:custom-shape><draw:connector draw:style-name="gr6" draw:text-style-name="P6" svg:x1="6.894cm" svg:y1="7.892cm" svg:x2="11.95cm" svg:y2="6.936cm" draw:start-shape="id5" draw:start-glue-point="1" draw:end-shape="id8" draw:end-glue-point="2" svg:d="M6894 7892h5056v-956" svg:viewBox="0 0 5057 958"><text:p/></draw:connector><draw:connector draw:style-name="gr6" draw:text-style-name="P6" svg:x1="11.949cm" svg:y1="5.729cm" svg:x2="10.204cm" svg:y2="3.983cm" draw:start-shape="id8" draw:start-glue-point="0" draw:end-shape="id3" svg:d="M11949 5729v-873h-1745v-873" svg:viewBox="0 0 1746 1748"><text:p/></draw:connector><draw:connector draw:style-name="gr12" draw:text-style-name="P6" svg:x1="10.21cm" svg:y1="0.983cm" svg:x2="14.433cm" svg:y2="6.333cm" draw:start-shape="id1" draw:start-glue-point="1" draw:end-shape="id8" draw:end-glue-point="1" svg:d="M10210 983h4724v5350h-501" svg:viewBox="0 0 4725 5352"><text:p/></draw:connector><draw:frame draw:style-name="gr13" draw:text-style-name="P10" svg:width="1.659cm" svg:height="3.5cm" svg:x="14.432cm" svg:y="0.36cm"><draw:text-box><text:p text:style-name="P8"><text:span text:style-name="T3">Quit</text:span></text:p></draw:text-box></draw:frame></draw:g></text:p>
      <text:p text:style-name="P2"/>
      <text:p text:style-name="P2">Save and loading</text:p>
      <text:p text:style-name="P2">Exiting game</text:p>
      <text:p text:style-name="P2"><text:span text:style-name="T1">Player </text:span>statistics</text:p>
      <text:p text:style-name="P2"/>
      <text:h text:style-name="Heading_20_1" text:outline-level="1">Gameplay</text:h>
      <text:p text:style-name="P1"/>
      <text:p text:style-name="P3">HUD and Player interface</text:p>
      <text:p text:style-name="P1"/>
      <text:p text:style-name="P2">Procedural management</text:p>
      <text:p text:style-name="P2"/>
      <text:p text:style-name="P2">Assets</text:p>
      <text:p text:style-name="P2"/>
      <text:p text:style-name="P1">Sprites management</text:p>
      <text:p text:style-name="P1"><text:soft-page-break/></text:p>
      <text:p text:style-name="P1"/>
      <text:p text:style-name="P1">Hitboxes management</text:p>
      <text:p text:style-name="P2"/>
      <text:p text:style-name="P2"/>
      <text:p text:style-name="P2"><text:bookmark text:name="0_LT"/>characteristics</text:p>
      <text:p text:style-name="P2"/>
      <text:p text:style-name="P2">Pattern design</text:p>
      <text:p text:style-name="P2"/>
      <text:p text:style-name="P2"/>
      <text:h text:style-name="Heading_20_1" text:outline-level="1">Sound</text:h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5S</meta:editing-duration>
    <meta:editing-cycles>7</meta:editing-cycles>
    <meta:generator>LibreOffice/5.2.2.2$Windows_X86_64 LibreOffice_project/8f96e87c890bf8fa77463cd4b640a2312823f3ad</meta:generator>
    <dc:date>2017-05-25T17:09:52.796000000</dc:date>
    <meta:document-statistic meta:table-count="0" meta:image-count="0" meta:object-count="0" meta:page-count="2" meta:paragraph-count="16" meta:word-count="31" meta:character-count="237" meta:non-whitespace-character-count="222"/>
    <meta:user-defined meta:name="Info 1"/>
    <meta:user-defined meta:name="Info 2"/>
    <meta:user-defined meta:name="Info 3"/>
    <meta:user-defined meta:name="Info 4"/>
  </office:meta>
</office:document-meta>
</file>